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5,522,671,232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2,870,833,709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,953,442,550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,842,404,304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3,156,850,00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3,900,872,625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4,978,513,426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7,565,469,098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5,732,432,719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5,945,391,775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,844,698,989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3,968,764,029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,072,786,350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8,433,411,267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7,320,552,5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4,547,325,028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1,420,227,884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0,397,897,085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,985,844,486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0,497,908,306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0,248,617,647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,547,818,700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0,011,918,44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5:12.290022575</dc:date>
    <meta:editing-duration>PT1H17M34S</meta:editing-duration>
    <meta:editing-cycles>43</meta:editing-cycles>
    <meta:generator>LibreOffice/7.2.6.2$Linux_X86_64 LibreOffice_project/20$Build-2</meta:generator>
    <meta:document-statistic meta:table-count="1" meta:cell-count="48" meta:object-count="0"/>
  </office:meta>
</office:document-meta>
</file>